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/>
      <style:text-properties officeooo:paragraph-rsid="004ca859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Title">
      <style:text-properties fo:font-size="32pt" officeooo:paragraph-rsid="001dc34f" style:font-size-asian="32pt" style:font-size-complex="32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officeooo:paragraph-rsid="0057208c"/>
    </style:style>
    <style:style style:name="P18" style:family="paragraph" style:parent-style-name="Standard">
      <style:paragraph-properties fo:text-align="start" style:justify-single-word="false"/>
      <style:text-properties officeooo:paragraph-rsid="004ca859"/>
    </style:style>
    <style:style style:name="P19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0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2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Standard">
      <style:paragraph-properties style:page-number="1" fo:break-before="page"/>
    </style:style>
    <style:style style:name="P27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501b3" officeooo:paragraph-rsid="007501b3"/>
    </style:style>
    <style:style style:name="P28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672e6" officeooo:paragraph-rsid="007672e6"/>
    </style:style>
    <style:style style:name="P29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01b3" officeooo:paragraph-rsid="007501b3"/>
    </style:style>
    <style:style style:name="P30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501b3" officeooo:paragraph-rsid="007501b3"/>
    </style:style>
    <style:style style:name="P3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672e6" officeooo:paragraph-rsid="007672e6"/>
    </style:style>
    <style:style style:name="P3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6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8" style:family="paragraph" style:parent-style-name="Standard">
      <style:paragraph-properties fo:text-align="justify" style:justify-single-word="false"/>
      <style:text-properties style:font-name="Georgia" officeooo:rsid="0023ad53" officeooo:paragraph-rsid="0057208c" style:font-name-asian="Georgia1" style:font-name-complex="Georgia1"/>
    </style:style>
    <style:style style:name="P39" style:family="paragraph" style:parent-style-name="Standard" style:list-style-name="L10">
      <style:paragraph-properties fo:text-align="justify" style:justify-single-word="false"/>
      <style:text-properties style:font-name="Georgia" officeooo:rsid="0023ad53" officeooo:paragraph-rsid="0057208c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 style:list-style-name="L5">
      <style:paragraph-properties fo:text-align="justify" style:justify-single-word="false"/>
      <style:text-properties style:font-name="Georgia" officeooo:rsid="007a6c73" officeooo:paragraph-rsid="007a6c73" style:font-name-asian="Georgia1" style:font-name-complex="Georgia1"/>
    </style:style>
    <style:style style:name="P42" style:family="paragraph" style:parent-style-name="Standard" style:list-style-name="L6">
      <style:paragraph-properties fo:text-align="justify" style:justify-single-word="false"/>
      <style:text-properties style:font-name="Georgia" officeooo:rsid="007a6c73" officeooo:paragraph-rsid="007a6c73" style:font-name-asian="Georgia1" style:font-name-complex="Georgia1"/>
    </style:style>
    <style:style style:name="P43" style:family="paragraph" style:parent-style-name="Standard" style:list-style-name="L7">
      <style:paragraph-properties fo:text-align="justify" style:justify-single-word="false"/>
      <style:text-properties style:font-name="Georgia" officeooo:rsid="007a6c73" officeooo:paragraph-rsid="007a6c73" style:font-name-asian="Georgia1" style:font-name-complex="Georgia1"/>
    </style:style>
    <style:style style:name="P44" style:family="paragraph" style:parent-style-name="Standard" style:list-style-name="L5">
      <style:paragraph-properties fo:text-align="justify" style:justify-single-word="false"/>
      <style:text-properties style:font-name="Georgia" officeooo:rsid="007bb5a0" officeooo:paragraph-rsid="007bb5a0" style:font-name-asian="Georgia1" style:font-name-complex="Georgia1"/>
    </style:style>
    <style:style style:name="P45" style:family="paragraph" style:parent-style-name="Standard" style:list-style-name="L6">
      <style:paragraph-properties fo:text-align="justify" style:justify-single-word="false"/>
      <style:text-properties style:font-name="Georgia" officeooo:rsid="007bb5a0" officeooo:paragraph-rsid="007bb5a0" style:font-name-asian="Georgia1" style:font-name-complex="Georgia1"/>
    </style:style>
    <style:style style:name="P46" style:family="paragraph" style:parent-style-name="Standard" style:list-style-name="L7">
      <style:paragraph-properties fo:text-align="justify" style:justify-single-word="false"/>
      <style:text-properties style:font-name="Georgia" officeooo:rsid="00777e59" officeooo:paragraph-rsid="00777e59" style:font-name-asian="Georgia1" style:font-name-complex="Georgia1"/>
    </style:style>
    <style:style style:name="P47" style:family="paragraph" style:parent-style-name="Standard" style:list-style-name="L7">
      <style:paragraph-properties fo:text-align="justify" style:justify-single-word="false"/>
      <style:text-properties style:font-name="Georgia" officeooo:rsid="00777e59" officeooo:paragraph-rsid="008b851e" style:font-name-asian="Georgia1" style:font-name-complex="Georgia1"/>
    </style:style>
    <style:style style:name="P48" style:family="paragraph" style:parent-style-name="Standard" style:list-style-name="L5">
      <style:paragraph-properties fo:text-align="justify" style:justify-single-word="false"/>
      <style:text-properties style:font-name="Georgia" officeooo:rsid="00777e59" officeooo:paragraph-rsid="008b851e" style:font-name-asian="Georgia1" style:font-name-complex="Georgia1"/>
    </style:style>
    <style:style style:name="P49" style:family="paragraph" style:parent-style-name="Standard">
      <style:paragraph-properties fo:text-align="justify" style:justify-single-word="false"/>
      <style:text-properties style:font-name="Georgia" officeooo:rsid="007ec36d" officeooo:paragraph-rsid="002688cc" style:font-name-asian="Georgia1" style:font-name-complex="Georgia1"/>
    </style:style>
    <style:style style:name="P50" style:family="paragraph" style:parent-style-name="Standard">
      <style:paragraph-properties fo:text-align="justify" style:justify-single-word="false"/>
      <style:text-properties style:font-name="Georgia" officeooo:rsid="007ec36d" officeooo:paragraph-rsid="007ec36d" style:font-name-asian="Georgia1" style:font-name-complex="Georgia1"/>
    </style:style>
    <style:style style:name="P51" style:family="paragraph" style:parent-style-name="Standard">
      <style:paragraph-properties fo:text-align="justify" style:justify-single-word="false"/>
      <style:text-properties style:font-name="Georgia" officeooo:rsid="0080c2fb" officeooo:paragraph-rsid="0092bab8" style:font-name-asian="Georgia1" style:font-name-complex="Georgia1"/>
    </style:style>
    <style:style style:name="P52" style:family="paragraph" style:parent-style-name="Standard" style:list-style-name="L8">
      <style:paragraph-properties fo:text-align="justify" style:justify-single-word="false"/>
      <style:text-properties style:font-name="Georgia" officeooo:rsid="00833cd5" officeooo:paragraph-rsid="00833cd5" style:font-name-asian="Georgia1" style:font-name-complex="Georgia1"/>
    </style:style>
    <style:style style:name="P53" style:family="paragraph" style:parent-style-name="Standard">
      <style:paragraph-properties fo:text-align="justify" style:justify-single-word="false"/>
      <style:text-properties style:font-name="Georgia" officeooo:rsid="00844e48" officeooo:paragraph-rsid="00844e48" style:font-name-asian="Georgia1" style:font-name-complex="Georgia1"/>
    </style:style>
    <style:style style:name="P54" style:family="paragraph" style:parent-style-name="Standard" style:list-style-name="L9">
      <style:paragraph-properties fo:text-align="justify" style:justify-single-word="false"/>
      <style:text-properties style:font-name="Georgia" officeooo:rsid="00844e48" officeooo:paragraph-rsid="00844e48" style:font-name-asian="Georgia1" style:font-name-complex="Georgia1"/>
    </style:style>
    <style:style style:name="P55" style:family="paragraph" style:parent-style-name="Standard" style:list-style-name="L8">
      <style:paragraph-properties fo:text-align="justify" style:justify-single-word="false"/>
      <style:text-properties style:font-name="Georgia" officeooo:rsid="00859fb9" officeooo:paragraph-rsid="00859fb9" style:font-name-asian="Georgia1" style:font-name-complex="Georgia1"/>
    </style:style>
    <style:style style:name="P56" style:family="paragraph" style:parent-style-name="Standard" style:list-style-name="L8">
      <style:paragraph-properties fo:text-align="justify" style:justify-single-word="false"/>
      <style:text-properties style:font-name="Georgia" officeooo:rsid="0088f345" officeooo:paragraph-rsid="0088f345" style:font-name-asian="Georgia1" style:font-name-complex="Georgia1"/>
    </style:style>
    <style:style style:name="P57" style:family="paragraph" style:parent-style-name="Standard">
      <style:paragraph-properties fo:text-align="justify" style:justify-single-word="false"/>
      <style:text-properties style:font-name="Georgia" officeooo:rsid="008b9a34" officeooo:paragraph-rsid="008b9a34" style:font-name-asian="Georgia1" style:font-name-complex="Georgia1"/>
    </style:style>
    <style:style style:name="P58" style:family="paragraph" style:parent-style-name="Standard" style:list-style-name="L10">
      <style:paragraph-properties fo:text-align="justify" style:justify-single-word="false"/>
      <style:text-properties style:font-name="Georgia" officeooo:rsid="008bf437" officeooo:paragraph-rsid="008bf437" style:font-name-asian="Georgia1" style:font-name-complex="Georgia1"/>
    </style:style>
    <style:style style:name="P59" style:family="paragraph" style:parent-style-name="Standard" style:list-style-name="L10">
      <style:paragraph-properties fo:text-align="justify" style:justify-single-word="false"/>
      <style:text-properties style:font-name="Georgia" officeooo:rsid="008bf437" officeooo:paragraph-rsid="008e1979" style:font-name-asian="Georgia1" style:font-name-complex="Georgia1"/>
    </style:style>
    <style:style style:name="P60" style:family="paragraph" style:parent-style-name="Standard">
      <style:paragraph-properties fo:text-align="justify" style:justify-single-word="false"/>
      <style:text-properties style:font-name="Georgia" officeooo:rsid="008bf437" officeooo:paragraph-rsid="008bf437" style:font-name-asian="Georgia1" style:font-name-complex="Georgia1"/>
    </style:style>
    <style:style style:name="P61" style:family="paragraph" style:parent-style-name="Standard">
      <style:paragraph-properties fo:text-align="justify" style:justify-single-word="false"/>
      <style:text-properties style:font-name="Georgia" officeooo:rsid="008c945e" officeooo:paragraph-rsid="008c945e" style:font-name-asian="Georgia1" style:font-name-complex="Georgia1"/>
    </style:style>
    <style:style style:name="P62" style:family="paragraph" style:parent-style-name="Standard" style:list-style-name="L12">
      <style:paragraph-properties fo:text-align="justify" style:justify-single-word="false"/>
      <style:text-properties style:font-name="Georgia" officeooo:rsid="008c945e" officeooo:paragraph-rsid="008c945e" style:font-name-asian="Georgia1" style:font-name-complex="Georgia1"/>
    </style:style>
    <style:style style:name="P63" style:family="paragraph" style:parent-style-name="Standard">
      <style:paragraph-properties fo:text-align="justify" style:justify-single-word="false"/>
      <style:text-properties style:font-name="Georgia" officeooo:rsid="008f0b5f" officeooo:paragraph-rsid="008f0b5f" style:font-name-asian="Georgia1" style:font-name-complex="Georgia1"/>
    </style:style>
    <style:style style:name="P64" style:family="paragraph" style:parent-style-name="Standard" style:list-style-name="L14">
      <style:paragraph-properties fo:text-align="justify" style:justify-single-word="false"/>
      <style:text-properties style:font-name="Georgia" officeooo:rsid="00941ed8" officeooo:paragraph-rsid="00941ed8" style:font-name-asian="Georgia1" style:font-name-complex="Georgia1"/>
    </style:style>
    <style:style style:name="P65" style:family="paragraph" style:parent-style-name="Standard">
      <style:paragraph-properties fo:text-align="justify" style:justify-single-word="false"/>
      <style:text-properties style:font-name="Georgia" officeooo:rsid="00958411" officeooo:paragraph-rsid="00958411" style:font-name-asian="Georgia1" style:font-name-complex="Georgia1"/>
    </style:style>
    <style:style style:name="P66" style:family="paragraph" style:parent-style-name="Standard" style:list-style-name="L9">
      <style:paragraph-properties fo:text-align="justify" style:justify-single-word="false"/>
      <style:text-properties style:font-name="Georgia" officeooo:rsid="009ab1bc" officeooo:paragraph-rsid="009ab1bc" style:font-name-asian="Georgia1" style:font-name-complex="Georgia1"/>
    </style:style>
    <style:style style:name="P67" style:family="paragraph" style:parent-style-name="Standard" style:list-style-name="L13">
      <style:paragraph-properties fo:text-align="justify" style:justify-single-word="false"/>
      <style:text-properties style:font-name="Georgia" fo:font-style="normal" officeooo:rsid="008e1979" officeooo:paragraph-rsid="008e1979" style:font-name-asian="Georgia1" style:font-style-asian="normal" style:font-name-complex="Georgia1" style:font-style-complex="normal"/>
    </style:style>
    <style:style style:name="P68" style:family="paragraph" style:parent-style-name="Standard" style:master-page-name="First_20_Page">
      <style:paragraph-properties fo:text-align="center" style:justify-single-word="false" style:page-number="auto"/>
    </style:style>
    <style:style style:name="P69" style:family="paragraph" style:parent-style-name="Standard" style:list-style-name="L15">
      <style:paragraph-properties fo:text-align="justify" style:justify-single-word="false"/>
      <style:text-properties officeooo:paragraph-rsid="00958411"/>
    </style:style>
    <style:style style:name="P70" style:family="paragraph" style:parent-style-name="Standard" style:list-style-name="L15">
      <style:paragraph-properties fo:text-align="justify" style:justify-single-word="false"/>
      <style:text-properties officeooo:rsid="00958411" officeooo:paragraph-rsid="00958411"/>
    </style:style>
    <style:style style:name="P71" style:family="paragraph" style:parent-style-name="Standard">
      <style:paragraph-properties fo:text-align="justify" style:justify-single-word="false"/>
      <style:text-properties officeooo:rsid="00958411" officeooo:paragraph-rsid="00958411"/>
    </style:style>
    <style:style style:name="P72" style:family="paragraph" style:parent-style-name="Standard" style:list-style-name="L16">
      <style:paragraph-properties fo:text-align="justify" style:justify-single-word="false"/>
      <style:text-properties officeooo:rsid="00958411" officeooo:paragraph-rsid="00958411"/>
    </style:style>
    <style:style style:name="P73" style:family="paragraph" style:parent-style-name="Standard" style:list-style-name="L16">
      <style:paragraph-properties fo:text-align="justify" style:justify-single-word="false"/>
      <style:text-properties officeooo:rsid="009780f2" officeooo:paragraph-rsid="009780f2"/>
    </style:style>
    <style:style style:name="P74" style:family="paragraph" style:parent-style-name="Standard">
      <style:paragraph-properties fo:text-align="justify" style:justify-single-word="false"/>
      <style:text-properties officeooo:rsid="009780f2" officeooo:paragraph-rsid="009780f2"/>
    </style:style>
    <style:style style:name="P75" style:family="paragraph" style:parent-style-name="Standard">
      <style:paragraph-properties fo:text-align="justify" style:justify-single-word="false"/>
      <style:text-properties officeooo:rsid="0098be8f" officeooo:paragraph-rsid="0098be8f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style:font-name="Georgia" officeooo:rsid="007501b3" style:font-name-asian="Georgia1" style:font-name-complex="Georgia1"/>
    </style:style>
    <style:style style:name="T6" style:family="text">
      <style:text-properties style:font-name="Georgia" officeooo:rsid="00777e59" style:font-name-asian="Georgia1" style:font-name-complex="Georgia1"/>
    </style:style>
    <style:style style:name="T7" style:family="text">
      <style:text-properties style:font-name="Georgia" officeooo:rsid="0080c2fb" style:font-name-asian="Georgia1" style:font-name-complex="Georgia1"/>
    </style:style>
    <style:style style:name="T8" style:family="text">
      <style:text-properties style:font-name="Georgia" officeooo:rsid="00958411" style:font-name-asian="Georgia1" style:font-name-complex="Georgia1"/>
    </style:style>
    <style:style style:name="T9" style:family="text">
      <style:text-properties style:font-name="Georgia" officeooo:rsid="0092bab8" style:font-name-asian="Georgia1" style:font-name-complex="Georgia1"/>
    </style:style>
    <style:style style:name="T10" style:family="text">
      <style:text-properties style:font-name="Georgia" officeooo:rsid="009780f2" style:font-name-asian="Georgia1" style:font-name-complex="Georgia1"/>
    </style:style>
    <style:style style:name="T11" style:family="text">
      <style:text-properties officeooo:rsid="007d91bd"/>
    </style:style>
    <style:style style:name="T12" style:family="text">
      <style:text-properties officeooo:rsid="0033e01d"/>
    </style:style>
    <style:style style:name="T13" style:family="text">
      <style:text-properties officeooo:rsid="001dc34f"/>
    </style:style>
    <style:style style:name="T14" style:family="text">
      <style:text-properties officeooo:rsid="003d08c6"/>
    </style:style>
    <style:style style:name="T15" style:family="text">
      <style:text-properties officeooo:rsid="003a0c7e"/>
    </style:style>
    <style:style style:name="T16" style:family="text">
      <style:text-properties officeooo:rsid="002ef8d0"/>
    </style:style>
    <style:style style:name="T17" style:family="text">
      <style:text-properties officeooo:rsid="0073d874"/>
    </style:style>
    <style:style style:name="T18" style:family="text">
      <style:text-properties officeooo:rsid="007501b3"/>
    </style:style>
    <style:style style:name="T19" style:family="text">
      <style:text-properties officeooo:rsid="007785bd"/>
    </style:style>
    <style:style style:name="T20" style:family="text">
      <style:text-properties fo:font-style="italic" officeooo:rsid="00794345" style:font-style-asian="italic" style:font-style-complex="italic"/>
    </style:style>
    <style:style style:name="T21" style:family="text">
      <style:text-properties officeooo:rsid="007cc541"/>
    </style:style>
    <style:style style:name="T22" style:family="text">
      <style:text-properties officeooo:rsid="0081e63d"/>
    </style:style>
    <style:style style:name="T23" style:family="text">
      <style:text-properties officeooo:rsid="00833cd5"/>
    </style:style>
    <style:style style:name="T24" style:family="text">
      <style:text-properties officeooo:rsid="00859fb9"/>
    </style:style>
    <style:style style:name="T25" style:family="text">
      <style:text-properties officeooo:rsid="0089f3b4"/>
    </style:style>
    <style:style style:name="T26" style:family="text">
      <style:text-properties officeooo:rsid="008b851e"/>
    </style:style>
    <style:style style:name="T27" style:family="text">
      <style:text-properties officeooo:rsid="007a6c73"/>
    </style:style>
    <style:style style:name="T28" style:family="text">
      <style:text-properties officeooo:rsid="008b9a34"/>
    </style:style>
    <style:style style:name="T29" style:family="text">
      <style:text-properties officeooo:rsid="008bf437"/>
    </style:style>
    <style:style style:name="T30" style:family="text">
      <style:text-properties officeooo:rsid="008e1979"/>
    </style:style>
    <style:style style:name="T31" style:family="text">
      <style:text-properties officeooo:rsid="00794345"/>
    </style:style>
    <style:style style:name="T32" style:family="text">
      <style:text-properties officeooo:rsid="00902431"/>
    </style:style>
    <style:style style:name="T33" style:family="text">
      <style:text-properties officeooo:rsid="0090e890"/>
    </style:style>
    <style:style style:name="T34" style:family="text">
      <style:text-properties officeooo:rsid="0092bab8"/>
    </style:style>
    <style:style style:name="T35" style:family="text">
      <style:text-properties officeooo:rsid="00941ed8"/>
    </style:style>
    <style:style style:name="T36" style:family="text">
      <style:text-properties officeooo:rsid="00958411"/>
    </style:style>
    <style:style style:name="T37" style:family="text">
      <style:text-properties officeooo:rsid="009ab1bc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9bcc50" style:font-weight-asian="normal" style:font-weight-complex="normal"/>
    </style:style>
    <style:style style:name="T41" style:family="text">
      <style:text-properties officeooo:rsid="009e0579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423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p text:style-name="P6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2">Compte-rendu de<text:line-break/>réunion – </text:span><text:span text:style-name="T18">Changement<text:line-break/>d’organisation</text:span></text:p>
      <text:p text:style-name="Standard"/>
      <text:p text:style-name="P13"><draw:frame draw:style-name="fr3" draw:name="image6.png" text:anchor-type="as-char" svg:y="-1.099cm" svg:width="10.601cm" svg:height="1.506cm" draw:z-index="10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15">🖋️ <text:span text:style-name="T1">Créateur : </text:span><text:span text:style-name="T3">Axel MOURILLON</text:span><text:span text:style-name="T1"> – </text:span><text:span text:style-name="T3">Chef de projet</text:span></text:p>
      <text:p text:style-name="P15">📅 <text:span text:style-name="T1">Date de Création : </text:span><text:span text:style-name="T5">23</text:span><text:span text:style-name="T1">/</text:span><text:span text:style-name="T5">02</text:span><text:span text:style-name="T1">/</text:span><text:span text:style-name="T3">2025</text:span></text:p>
      <text:p text:style-name="P3"/>
      <text:p text:style-name="P9">Membres présents :</text:p>
      <text:section text:style-name="Sect2" text:name="Section1">
        <text:list text:style-name="L1">
          <text:list-item>
            <text:p text:style-name="P33">Loïs ALLAIRE<text:tab/><text:tab/>OUI</text:p>
          </text:list-item>
          <text:list-item>
            <text:p text:style-name="P33">Hugo CLAMOND<text:tab/>NON</text:p>
          </text:list-item>
          <text:list-item>
            <text:p text:style-name="P33">Axel MOURILLON<text:tab/>OUI</text:p>
          </text:list-item>
          <text:list-item>
            <text:p text:style-name="P33">Arthur YANG<text:tab/><text:tab/>OUI</text:p>
          </text:list-item>
        </text:list>
      </text:section>
      <text:p text:style-name="P15"/>
      <text:section text:style-name="Sect2" text:name="Section2">
        <text:p text:style-name="P18"><draw:frame draw:style-name="fr2" draw:name="Image2" text:anchor-type="as-char" svg:y="-0.728cm" svg:width="5.89cm" svg:height="1.669cm" draw:z-index="11"><draw:image xlink:href="Pictures/10000001000001F50000008E5E7BEE69BAE74E54.png" xlink:type="simple" xlink:show="embed" xlink:actuate="onLoad" draw:mime-type="image/png"/></draw:frame></text:p>
        <text:p text:style-name="P12"><draw:frame draw:style-name="fr1" draw:name="Image3" text:anchor-type="as-char" svg:y="-0.466cm" svg:width="6.246cm" svg:height="1.725cm" draw:z-index="12"><draw:image xlink:href="Pictures/10000001000002030000007F431994E204D99CAF.png" xlink:type="simple" xlink:show="embed" xlink:actuate="onLoad" draw:mime-type="image/png"/></draw:frame></text:p>
      </text:section>
      <text:p text:style-name="P19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26">Table des matières</text:p>
          </text:index-title>
          <text:p text:style-name="P24"><text:a xlink:type="simple" xlink:href="#__RefHeading___Toc397_377169772" text:style-name="Index_20_Link" text:visited-style-name="Index_20_Link">Table des figures<text:tab/>1</text:a></text:p>
          <text:p text:style-name="P24"><text:a xlink:type="simple" xlink:href="#__RefHeading___Toc395_377169772" text:style-name="Index_20_Link" text:visited-style-name="Index_20_Link">I. Refonte du planning<text:tab/>2</text:a></text:p>
          <text:p text:style-name="P25"><text:a xlink:type="simple" xlink:href="#__RefHeading___Toc399_377169772" text:style-name="Index_20_Link" text:visited-style-name="Index_20_Link">A) À retenir<text:tab/>2</text:a></text:p>
          <text:p text:style-name="P25"><text:a xlink:type="simple" xlink:href="#__RefHeading___Toc399_377169772%20Copie%201" text:style-name="Index_20_Link" text:visited-style-name="Index_20_Link">B) Suggestions et changements supplémentaires<text:tab/>2</text:a></text:p>
          <text:p text:style-name="P24"><text:a xlink:type="simple" xlink:href="#__RefHeading___Toc395_377169772%20Copie%201" text:style-name="Index_20_Link" text:visited-style-name="Index_20_Link">II. Avancement du projet<text:tab/>3</text:a></text:p>
          <text:p text:style-name="P25"><text:a xlink:type="simple" xlink:href="#__RefHeading___Toc399_377169772%20Copie%204" text:style-name="Index_20_Link" text:visited-style-name="Index_20_Link">A) Partie commerciale<text:tab/>3</text:a></text:p>
          <text:p text:style-name="P25"><text:a xlink:type="simple" xlink:href="#__RefHeading___Toc399_377169772%20Copie%201%20Copie%201" text:style-name="Index_20_Link" text:visited-style-name="Index_20_Link">B) Partie technique<text:tab/>3</text:a></text:p>
          <text:p text:style-name="P24"><text:a xlink:type="simple" xlink:href="#__RefHeading___Toc395_377169772%20Copie%202%20Copie%202" text:style-name="Index_20_Link" text:visited-style-name="Index_20_Link">Prochaine réunion<text:tab/>4</text:a></text:p>
          <text:p text:style-name="P25"><text:a xlink:type="simple" xlink:href="#__RefHeading___Toc399_377169772%20Copie%202%20Copie%202" text:style-name="Index_20_Link" text:visited-style-name="Index_20_Link">Date<text:tab/>4</text:a></text:p>
          <text:p text:style-name="P25"><text:a xlink:type="simple" xlink:href="#__RefHeading___Toc552_377169772%20Copie%201%20Copie%202" text:style-name="Index_20_Link" text:visited-style-name="Index_20_Link">Ordre du jour<text:tab/>4</text:a></text:p>
          <text:p text:style-name="P25"><text:a xlink:type="simple" xlink:href="#__RefHeading___Toc552_377169772%20Copie%201%20Copie%202%20Copie%201" text:style-name="Index_20_Link" text:visited-style-name="Index_20_Link">Devoirs<text:tab/>4</text:a></text:p>
        </text:index-body>
      </text:table-of-content>
      <text:p text:style-name="P3"/>
      <text:p text:style-name="P3"/>
      <text:list xml:id="list2530449088" text:style-name="L2">
        <text:list-item>
          <text:p text:style-name="P27"><text:bookmark-start text:name="__RefHeading___Toc395_377169772"/>Refonte du planning <text:bookmark-end text:name="__RefHeading___Toc395_377169772"/></text:p>
        </text:list-item>
      </text:list>
      <text:p text:style-name="P4"/>
      <text:list xml:id="list2186230108" text:style-name="L3">
        <text:list-item>
          <text:p text:style-name="P29"><text:bookmark-start text:name="__RefHeading___Toc399_377169772"/>À retenir<text:bookmark-end text:name="__RefHeading___Toc399_377169772"/></text:p>
        </text:list-item>
      </text:list>
      <text:p text:style-name="P49"/>
      <text:p text:style-name="P50"><text:span text:style-name="T35">Début p</text:span>hase d’avancée technique : 1 mois et demi <text:span text:style-name="T41">à partir d’aujourd’hui</text:span></text:p>
      <text:list xml:id="list2044638266" text:style-name="L14">
        <text:list-item>
          <text:p text:style-name="P64">Dû au recentrage technique du projet </text:p>
        </text:list-item>
        <text:list-item>
          <text:p text:style-name="P64">Dû à une période inter-jalon "creuse" : jalon 5 aux alentours de mi-avril</text:p>
        </text:list-item>
      </text:list>
      <text:p text:style-name="P4"/>
      <text:p text:style-name="P65">Des priorités qui ont plus de sens : </text:p>
      <text:list text:style-name="L15">
        <text:list-item>
          <text:p text:style-name="P69"><text:span text:style-name="T10">F</text:span><text:span text:style-name="T8">aible et très faible ⇒ tâches passables si pas le temps de les faire</text:span></text:p>
        </text:list-item>
        <text:list-item>
          <text:p text:style-name="P70"><text:span text:style-name="T10">H</text:span><text:span text:style-name="T1">aute et très haute ⇒ tâches à faire en premier pour s’assurer qu’elles soient faites</text:span></text:p>
        </text:list-item>
      </text:list>
      <text:p text:style-name="P71"><text:span text:style-name="T1"/></text:p>
      <text:p text:style-name="P74"><text:span text:style-name="T1">Plus de temps donné aux tâches techniques du projet</text:span></text:p>
      <text:p text:style-name="P71"><text:span text:style-name="T1"/></text:p>
      <text:p text:style-name="P71"><text:span text:style-name="T1">Fin du "coeur" du projet prévu aux alentours de fin avril :</text:span></text:p>
      <text:list xml:id="list3391531768" text:style-name="L16">
        <text:list-item>
          <text:p text:style-name="P72"><text:span text:style-name="T1">À l’exception des </text:span><text:span text:style-name="T9">revue/</text:span><text:span text:style-name="T1">remédiation</text:span><text:span text:style-name="T9"> de</text:span><text:span text:style-name="T1">s</text:span><text:span text:style-name="T9"> v</text:span><text:span text:style-name="T7">ulnérabilité</text:span><text:span text:style-name="T1">s et des jalons, les tâches restantes sont à faible importance </text:span></text:p>
        </text:list-item>
        <text:list-item>
          <text:p text:style-name="P72"><text:span text:style-name="T1">Les </text:span><text:span text:style-name="T9">revue/</text:span><text:span text:style-name="T1">remédiation</text:span><text:span text:style-name="T9"> de</text:span><text:span text:style-name="T1">s</text:span><text:span text:style-name="T9"> v</text:span><text:span text:style-name="T7">ulnérabilité</text:span><text:span text:style-name="T1">s peuvent facilement être mise de côté de façon argumentée</text:span></text:p>
        </text:list-item>
        <text:list-item>
          <text:p text:style-name="P73"><text:span text:style-name="T1">Si tout se passe correctement, laisse le mois de mai pour préparer les derniers jalons et pour d’éventuelles tâches non-essentielles</text:span></text:p>
        </text:list-item>
      </text:list>
      <text:p text:style-name="P71"><text:span text:style-name="T1"/></text:p>
      <text:p text:style-name="P75"><text:span text:style-name="T1">Interrogations restantes sur la temporalité des jalons 5 à 9 = risques pour notre planning</text:span></text:p>
      <text:p text:style-name="P75"><text:span text:style-name="T1"/></text:p>
      <text:p text:style-name="P5"/>
      <text:list xml:id="list154859691143930" text:continue-list="list2186230108" text:style-name="L3">
        <text:list-item>
          <text:p text:style-name="P30"><text:bookmark-start text:name="__RefHeading___Toc399_377169772 Copie 1"/>Suggestions et changements supplémentaires<text:bookmark-end text:name="__RefHeading___Toc399_377169772 Copie 1"/></text:p>
        </text:list-item>
      </text:list>
      <text:p text:style-name="P5"/>
      <text:p text:style-name="P51"><text:span text:style-name="T34">F</text:span>aire <text:span text:style-name="T34">un</text:span> audit <text:span text:style-name="T34">pour la partie de revue de v</text:span>ulnérabilité<text:span text:style-name="T36">s</text:span></text:p>
      <text:p text:style-name="P4"/>
      <text:p text:style-name="P17"/>
      <text:list xml:id="list154858684456274" text:continue-list="list2530449088" text:style-name="L2">
        <text:list-item>
          <text:p text:style-name="P28"><text:bookmark-start text:name="__RefHeading___Toc395_377169772 Copie 1"/>Avancement du <text:span text:style-name="T22">projet</text:span><text:bookmark-end text:name="__RefHeading___Toc395_377169772 Copie 1"/></text:p>
        </text:list-item>
      </text:list>
      <text:p text:style-name="P6"/>
      <text:list xml:id="list154858583049817" text:continue-list="list154859691143930" text:style-name="L3">
        <text:list-item text:start-value="1">
          <text:p text:style-name="P31"><text:bookmark-start text:name="__RefHeading___Toc399_377169772 Copie 4"/><text:span text:style-name="T22">Partie commerciale</text:span><text:bookmark-end text:name="__RefHeading___Toc399_377169772 Copie 4"/></text:p>
        </text:list-item>
      </text:list>
      <text:p text:style-name="P5"/>
      <text:p text:style-name="P38">É<text:span text:style-name="T23">chantillon de produit</text:span><text:span text:style-name="T24">s</text:span><text:span text:style-name="T23"> : </text:span></text:p>
      <text:list xml:id="list3658059081" text:style-name="L8">
        <text:list-item>
          <text:p text:style-name="P52">T-shirt plutôt que pull</text:p>
        </text:list-item>
        <text:list-item>
          <text:p text:style-name="P52">1 par personne</text:p>
          <text:list>
            <text:list-item>
              <text:p text:style-name="P56">Loïs : <text:tab/>taille XXL</text:p>
            </text:list-item>
            <text:list-item>
              <text:p text:style-name="P56">Hugo : <text:tab/>taille <text:span text:style-name="T25">[N/A]</text:span></text:p>
            </text:list-item>
            <text:list-item>
              <text:p text:style-name="P56">Axel :<text:tab/>taille M</text:p>
            </text:list-item>
            <text:list-item>
              <text:p text:style-name="P56">Arthur :<text:tab/>taille S</text:p>
            </text:list-item>
          </text:list>
        </text:list-item>
        <text:list-item>
          <text:p text:style-name="P52">Design différents, pour chacun pour avoir plus d’échantillon</text:p>
        </text:list-item>
        <text:list-item>
          <text:p text:style-name="P55">Autres échantillons : au cas par cas</text:p>
        </text:list-item>
      </text:list>
      <text:p text:style-name="P5"/>
      <text:p text:style-name="P53">Point budgétaire : </text:p>
      <text:list text:style-name="L9">
        <text:list-item>
          <text:p text:style-name="P54">Estimé au début du projet :</text:p>
          <text:list>
            <text:list-item>
              <text:p text:style-name="P54">1 800 € si lancement <text:span text:style-name="T37">a but lucratif</text:span></text:p>
            </text:list-item>
            <text:list-item>
              <text:p text:style-name="P54">900 € sinon</text:p>
            </text:list-item>
          </text:list>
        </text:list-item>
        <text:list-item>
          <text:p text:style-name="P54">Dépenses actuelle<text:span text:style-name="T34">s</text:span> : 1 015 €</text:p>
          <text:list>
            <text:list-item>
              <text:p text:style-name="P66">Dépassement du budget initiale de plus de 100 € (étant donné qu’il n’y aura pas de lancement à but lucratif)</text:p>
            </text:list-item>
          </text:list>
          <text:p text:style-name="P54">⇒ É<text:span text:style-name="T34">tabli</text:span><text:span text:style-name="T37">ssement d’un nouveau budget</text:span> : <text:span text:style-name="T38">1 400 €</text:span><text:span text:style-name="T39"> </text:span></text:p>
          <text:list text:continue-numbering="true">
            <text:list-header>
              <text:p text:style-name="P66"><text:span text:style-name="T39">Devrait suffire pour couvrir l’achat d’échantillon</text:span><text:span text:style-name="T40">s</text:span></text:p>
            </text:list-header>
          </text:list>
        </text:list-item>
      </text:list>
      <text:p text:style-name="P5"/>
      <text:p text:style-name="P5"/>
      <text:list xml:id="list154858295956019" text:continue-list="list154858583049817" text:style-name="L3">
        <text:list-item>
          <text:p text:style-name="P32"><text:bookmark-start text:name="__RefHeading___Toc399_377169772 Copie 1 Copie 1"/>Partie technique<text:bookmark-end text:name="__RefHeading___Toc399_377169772 Copie 1 Copie 1"/></text:p>
        </text:list-item>
      </text:list>
      <text:p text:style-name="P5"/>
      <text:p text:style-name="P57">Fait<text:span text:style-name="T29">s :</text:span></text:p>
      <text:list text:style-name="L10">
        <text:list-item>
          <text:p text:style-name="P39"><text:span text:style-name="T28">I</text:span>mplémentation du SSO par LDAP sur le bastion</text:p>
        </text:list-item>
        <text:list-item>
          <text:p text:style-name="P39">Implémentation du HTTPS sur le bastion : port 14443</text:p>
        </text:list-item>
        <text:list-item>
          <text:p text:style-name="P39">Renforcement des règles de filtrage du réseau du VPN SSL vers le bastion pour ne laisser passer que le flux TCP port 14443 vers le bastion.</text:p>
        </text:list-item>
        <text:list-item>
          <text:p text:style-name="P58">Serveur web de pre-prod déployé (AARD)</text:p>
        </text:list-item>
        <text:list-item>
          <text:p text:style-name="P59">Serveur <text:span text:style-name="T30">BDD</text:span> de pre-prod déployé (AARD)</text:p>
        </text:list-item>
        <text:list-item>
          <text:p text:style-name="P59"><text:span text:style-name="T30">Agents de monitoring Promtail</text:span> déployé<text:span text:style-name="T30">s</text:span> (AARD)</text:p>
        </text:list-item>
      </text:list>
      <text:p text:style-name="P60"/>
      <text:p text:style-name="P61">Interrogation :</text:p>
      <text:list text:style-name="L12">
        <text:list-item>
          <text:p text:style-name="P62">Tests du fichier de configuration du VPN vers DRYN</text:p>
          <text:list>
            <text:list-header>
              <text:p text:style-name="P62">→ Fichier non fonctionnel</text:p>
            </text:list-header>
          </text:list>
        </text:list-item>
      </text:list>
      <text:p text:style-name="P4"/>
      <text:p text:style-name="P4"/>
      <text:p text:style-name="P21"><text:bookmark-start text:name="__RefHeading___Toc395_377169772 Copie 2 Copie 2"/>Prochaine réunion<text:bookmark-end text:name="__RefHeading___Toc395_377169772 Copie 2 Copie 2"/></text:p>
      <text:p text:style-name="P7"/>
      <text:p text:style-name="P22"><text:bookmark-start text:name="__RefHeading___Toc399_377169772 Copie 2 Copie 2"/>Date<text:bookmark-end text:name="__RefHeading___Toc399_377169772 Copie 2 Copie 2"/></text:p>
      <text:p text:style-name="P7"/>
      <text:p text:style-name="P23"><text:span text:style-name="T14">S</text:span><text:span text:style-name="T15">amedi </text:span><text:span text:style-name="T21">01</text:span><text:span text:style-name="T16"> </text:span><text:span text:style-name="T21">mars</text:span><text:span text:style-name="T15"> </text:span><text:span text:style-name="T17">2025</text:span><text:span text:style-name="T15">, </text:span><text:span text:style-name="T14">de 14h30 à 16h30</text:span></text:p>
      <text:p text:style-name="P7"/>
      <text:p text:style-name="P7"/>
      <text:p text:style-name="P22"><text:bookmark-start text:name="__RefHeading___Toc552_377169772 Copie 1 Copie 2"/>Ordre du jour<text:bookmark-end text:name="__RefHeading___Toc552_377169772 Copie 1 Copie 2"/></text:p>
      <text:p text:style-name="P7"/>
      <text:p text:style-name="P63">Avancement globale <text:span text:style-name="T33">du projet</text:span></text:p>
      <text:p text:style-name="P7"/>
      <text:p text:style-name="P7"/>
      <text:p text:style-name="P22"><text:bookmark-start text:name="__RefHeading___Toc552_377169772 Copie 1 Copie 2 Copie 1"/>Devoirs<text:bookmark-end text:name="__RefHeading___Toc552_377169772 Copie 1 Copie 2 Copie 1"/></text:p>
      <text:p text:style-name="P7"/>
      <text:p text:style-name="P37">Loïs :<text:span text:style-name="T4"/></text:p>
      <text:list xml:id="list2928238408" text:style-name="L5">
        <text:list-item>
          <text:p text:style-name="P41">[Priorité <text:span text:style-name="T26">h</text:span>aute] : Commencer à designer le site web (faire un schéma des pages, avec les options de navigation, etc)</text:p>
          <text:list>
            <text:list-header>
              <text:p text:style-name="P41">Aide : Axel </text:p>
            </text:list-header>
          </text:list>
        </text:list-item>
        <text:list-item>
          <text:p text:style-name="P48"><text:span text:style-name="T27">[Priorité </text:span><text:span text:style-name="T26">h</text:span><text:span text:style-name="T27">aute] </text:span><text:span text:style-name="T26">Commencer à collecter des échantillons </text:span></text:p>
        </text:list-item>
        <text:list-item>
          <text:p text:style-name="P44">Tâches techniques attribué par Hugo <text:span text:style-name="T32">(léger car départ pour la Laponie le 25/02)</text:span></text:p>
        </text:list-item>
      </text:list>
      <text:p text:style-name="P8">Arthur :</text:p>
      <text:list text:style-name="L6">
        <text:list-item>
          <text:p text:style-name="P45">Tâches techniques attribué par Hugo</text:p>
        </text:list-item>
        <text:list-item>
          <text:p text:style-name="P42">[Priorité basse] : Rédiger une fiche de contrôle qualité des produits (soit à la réception soit avant l’envoi au client)</text:p>
        </text:list-item>
        <text:list-item>
          <text:p text:style-name="P42">[Priorité très basse] : Rédiger une check-list synthétique des bonnes pratiques de stockage (à "cocher" avant de stocker des produits quelque part)</text:p>
        </text:list-item>
      </text:list>
      <text:p text:style-name="P8">Hugo :</text:p>
      <text:list xml:id="list3431181701" text:style-name="L7">
        <text:list-item>
          <text:p text:style-name="P47"><text:span text:style-name="T27">[Priorité </text:span><text:span text:style-name="T26">h</text:span><text:span text:style-name="T27">aute] </text:span><text:span text:style-name="T26">Donner la taille de t-shirt (pour les échantillons)</text:span></text:p>
        </text:list-item>
        <text:list-item>
          <text:p text:style-name="P46">Répartir les tâches techniques <text:span text:style-name="T19">(lister ci-dessous)</text:span> :</text:p>
          <text:list>
            <text:list-item>
              <text:p text:style-name="P46">[RETARD] : Déployer le serveur Reverse proxy / WAF</text:p>
            </text:list-item>
            <text:list-item>
              <text:p text:style-name="P46">Commencer la configuration avancée du firewall<text:span text:style-name="T6"/></text:p>
            </text:list-item>
            <text:list-item>
              <text:p text:style-name="P46">Commencer la configuration avancée du bastion<text:span text:style-name="T6"/></text:p>
            </text:list-item>
            <text:list-item>
              <text:p text:style-name="P46">Faire la configuration avancée de Proxmox <text:span text:style-name="T6"/></text:p>
            </text:list-item>
            <text:list-item>
              <text:p text:style-name="P46">Faire la configuration avancée du NAS </text:p>
            </text:list-item>
          </text:list>
        </text:list-item>
        <text:list-item>
          <text:p text:style-name="P43">[Priorité basse] : Revoir la prise de notes de relatives au déploiement des VM et service</text:p>
          <text:list>
            <text:list-header>
              <text:p text:style-name="P43">Aide : Arthur et Loïs</text:p>
            </text:list-header>
          </text:list>
        </text:list-item>
      </text:list>
      <text:p text:style-name="P8">Axel : <text:span text:style-name="T20">ABSENT – EN VACANCES</text:span></text:p>
      <text:list xml:id="list2312745098" text:style-name="L13">
        <text:list-item>
          <text:p text:style-name="P67"><text:span text:style-name="T31">D</text:span>ormir 7h par nuit minimum</text:p>
        </text:list-item>
        <text:list-item>
          <text:p text:style-name="P67">Toucher de l’herbe</text:p>
        </text:list-item>
      </text:list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7d91b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Changement d’organisation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6"><draw:image xlink:href="Pictures/100000000000044E000000ADE9B20DD971A4C636.png" xlink:type="simple" xlink:show="embed" xlink:actuate="onLoad" draw:mime-type="image/png"/></draw:frame><text:page-number text:select-page="current">4</text:page-number><text:s/>/ <text:span text:style-name="MT3">4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2-23T15:48:58.102000000</dc:date>
    <meta:editing-duration>PT3H34M55S</meta:editing-duration>
    <meta:editing-cycles>107</meta:editing-cycles>
    <meta:print-date>2025-01-02T09:51:38.559000000</meta:print-date>
    <meta:printed-by>Fichiers PDF</meta:printed-by>
    <meta:document-statistic meta:table-count="0" meta:image-count="7" meta:object-count="0" meta:page-count="6" meta:paragraph-count="100" meta:word-count="705" meta:character-count="3879" meta:non-whitespace-character-count="3311"/>
  </office:meta>
</office:document-meta>
</file>